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run1: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average</text:p>
          </table:table-cell>
          <table:table-cell office:value-type="string">
            <text:p>count</text:p>
          </table:table-cell>
          <table:table-cell office:value-type="string">
            <text:p>stddev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formula="of:=MAX([.A1:.A1768])" office:value-type="float" office:value="34">
            <text:p>34</text:p>
          </table:table-cell>
          <table:table-cell table:formula="of:=MIN([.A1:.A1768])" office:value-type="float" office:value="1">
            <text:p>1</text:p>
          </table:table-cell>
          <table:table-cell table:formula="of:=AVERAGE([.A1:.A1768])" office:value-type="float" office:value="2.92703619909502">
            <text:p>2,9270361991</text:p>
          </table:table-cell>
          <table:table-cell table:formula="of:=COUNT([.A1:.A999999])" office:value-type="float" office:value="1768">
            <text:p>1768</text:p>
          </table:table-cell>
          <table:table-cell table:formula="of:=STDEV([.A1:.A999991])" office:value-type="float" office:value="1.64707002115964">
            <text:p>1,6470700212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run3: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average</text:p>
          </table:table-cell>
          <table:table-cell office:value-type="string">
            <text:p>count</text:p>
          </table:table-cell>
          <table:table-cell office:value-type="string">
            <text:p>stddev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formula="of:=MAX([.C1:.C99999])" office:value-type="float" office:value="16">
            <text:p>16</text:p>
          </table:table-cell>
          <table:table-cell table:formula="of:=MIN([.C1:.C99999])" office:value-type="float" office:value="1">
            <text:p>1</text:p>
          </table:table-cell>
          <table:table-cell table:formula="of:=AVERAGE([.C1:.C99999])" office:value-type="float" office:value="3.05909694555113">
            <text:p>3,0590969456</text:p>
          </table:table-cell>
          <table:table-cell table:formula="of:=COUNT([.C1:.C99999])" office:value-type="float" office:value="1506">
            <text:p>1506</text:p>
          </table:table-cell>
          <table:table-cell table:formula="of:=STDEV([.C1:.C999995])" office:value-type="float" office:value="1.35659833814597">
            <text:p>1,3565983381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total: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average</text:p>
          </table:table-cell>
          <table:table-cell office:value-type="string">
            <text:p>count</text:p>
          </table:table-cell>
          <table:table-cell office:value-type="string">
            <text:p>stddev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formula="of:=MAX([.A1:.C100004])" office:value-type="float" office:value="34">
            <text:p>34</text:p>
          </table:table-cell>
          <table:table-cell table:formula="of:=MIN([.A1:.C100004])" office:value-type="float" office:value="1">
            <text:p>1</text:p>
          </table:table-cell>
          <table:table-cell table:formula="of:=AVERAGE([.A1:.C100004])" office:value-type="float" office:value="2.98778252901649">
            <text:p>2,987782529</text:p>
          </table:table-cell>
          <table:table-cell table:formula="of:=COUNT([.A1:.C100004])" office:value-type="float" office:value="3274">
            <text:p>3274</text:p>
          </table:table-cell>
          <table:table-cell table:formula="of:=STDEV([.A1:.C999999])" office:value-type="float" office:value="1.52156424298894">
            <text:p>1,521564243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3T20:16:12</dc:date>
    <meta:generator>LibreOffice/3.5$Linux_X86_64 LibreOffice_project/350m1$Build-202</meta:generator>
    <meta:editing-duration>PT1H22M47S</meta:editing-duration>
    <meta:editing-cycles>4</meta:editing-cycles>
    <meta:document-statistic meta:table-count="1" meta:cell-count="3307" meta:object-count="0"/>
  </office:meta>
</office:document-meta>
</file>